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23-04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20-04-01 2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20-01-14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9-10-24 0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9-07-01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9-04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9-01-25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8-10-12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8-07-09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8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8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7-10-0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7-07-25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7-05-03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7-01-26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6-10-26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6-06-30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6-01-06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5-11-03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5-07-21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5-04-06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5-01-15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5-01-06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4-10-1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4-07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4-04-02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4-01-29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3-10-07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3-07-1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3-04-09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3-01-14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2-10-30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2-07-11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2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2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1-0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0-07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0-04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10-01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9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9-08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9-04-02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9-01-14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8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8-07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8-05-01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8-0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7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7-07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7-04-06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7-01-05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6-10-05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6-07-07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6-04-06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6-01-06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5-10-06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5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5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5-01-05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4-10-05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4-07-06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4-04-21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4-01-22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3-10-0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3-07-07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3-04-0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3-01-08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2-10-02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2-07-10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2-04-23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2-02-20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1-11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1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1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1-0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0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0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0-04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2000-01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9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9-07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9-04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9-01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8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8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8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8-0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7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7-07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7-04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7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6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6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6-05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6-0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5-10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5-07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5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5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4-11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4-07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4-04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4-01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3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3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3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3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2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2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2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2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1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1-06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1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0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0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0-04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90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9-09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9-04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8-10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8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8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7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7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5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5-07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5-05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4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4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3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3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2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2-04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1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1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0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80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8-05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8-0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7-11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7-08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7-05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7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7-02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6-1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6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6-05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6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5-08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5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5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4-05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3-11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3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3-05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3-01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2-10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2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1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1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1-05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1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0-11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0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0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70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9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9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9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9-0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8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8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8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7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7-05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7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6-11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6-08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6-05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6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5-1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5-08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5-05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5-02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4-11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4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4-06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4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3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3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3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3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2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2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0000654</text:p>
          </table:table-cell>
          <table:table-cell office:value-type="string" calcext:value-type="string">
            <text:p>1962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6" meta:object-count="0"/>
    <meta:user-defined meta:name="AppVersion">3.0</meta:user-defined>
  </office:meta>
</office:document-meta>
</file>